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A0000006D000000E211E33C0B.svm" manifest:media-type=""/>
  <manifest:file-entry manifest:full-path="Pictures/200000320000038300000162456057AB.svm" manifest:media-type=""/>
  <manifest:file-entry manifest:full-path="Pictures/2000000A000000B1000000A1DEBBD01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" style:family="graphic" style:parent-style-name="standard">
      <style:graphic-properties svg:stroke-color="#000000" draw:marker-start="Arrow" draw:marker-start-width="0.3cm" draw:textarea-vertical-align="middle"/>
    </style:style>
    <style:style style:name="gr3" style:family="graphic" style:parent-style-name="standard">
      <style:graphic-properties TexMathsArgs="14§display§\rho(x,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2.524cm" svg:y1="6.461cm" svg:x2="9.218cm" svg:y2="6.461cm">
            <text:p/>
          </draw:line>
          <draw:line draw:style-name="gr2" draw:text-style-name="P1" draw:layer="layout" svg:x1="5.766cm" svg:y1="2.016cm" svg:x2="5.766cm" svg:y2="6.461cm">
            <text:p/>
          </draw:line>
        </draw:g>
        <draw:frame draw:style-name="gr3" draw:text-style-name="P1" draw:layer="layout" svg:width="1.256cm" svg:height="0.494cm" svg:x="7.858cm" svg:y="4.697cm">
          <draw:image xlink:href="Pictures/200000320000038300000162456057AB.svm" xlink:type="simple" xlink:show="embed" xlink:actuate="onLoad">
            <text:p/>
          </draw:image>
        </draw:frame>
        <draw:frame draw:style-name="gr4" draw:text-style-name="P1" draw:layer="layout" svg:width="0.246cm" svg:height="0.224cm" svg:x="8.247cm" svg:y="6.715cm">
          <draw:image xlink:href="Pictures/2000000A000000B1000000A1DEBBD019.svm" xlink:type="simple" xlink:show="embed" xlink:actuate="onLoad">
            <text:p/>
          </draw:image>
        </draw:frame>
        <draw:frame draw:style-name="gr5" draw:text-style-name="P1" draw:layer="layout" svg:width="0.151cm" svg:height="0.315cm" svg:x="5.191cm" svg:y="2.209cm">
          <draw:image xlink:href="Pictures/2000000A0000006D000000E211E33C0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0.42cm" fo:margin-left="2.333cm" fo:margin-right="11.53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10T12:19:21</meta:creation-date>
    <dc:date>2013-04-10T12:24:51</dc:date>
    <dc:creator>Jack Reilly</dc:creator>
    <meta:editing-duration>PT10S</meta:editing-duration>
    <meta:editing-cycles>2</meta:editing-cycles>
    <meta:generator>LibreOffice/3.6$MacOSX_x86 LibreOffice_project/2ef5aff-a6fb0ff-166bdff-cf087ad-0f1389</meta:generator>
    <meta:document-statistic meta:object-count="6"/>
  </office:meta>
</office:document-meta>
</file>